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D400000078BBEBFBF934D5F3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officeooo:rsid="001a6dd8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1a6dd8" fo:background-color="transparent" loext:char-shading-value="0" loext:padding="0cm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20541c" fo:background-color="transparent" loext:char-shading-value="0" loext:padding="0cm" loext:border="none"/>
    </style:style>
    <style:style style:name="T6" style:family="text">
      <style:text-properties fo:font-variant="normal" fo:text-transform="none" fo:color="#24292e" style:font-name="SFMono-Regular" fo:font-size="8.25pt" fo:letter-spacing="normal" fo:font-style="normal" fo:font-weight="normal" officeooo:rsid="0020541c" fo:background-color="#eff0f1" loext:char-shading-value="0" loext:padding="0cm" loext:border="none"/>
    </style:style>
    <style:style style:name="T7" style:family="text">
      <style:text-properties fo:font-variant="normal" fo:text-transform="none" fo:color="#111111" style:font-name="Consolas" fo:font-size="9.75pt" fo:letter-spacing="normal" fo:font-style="normal" fo:font-weight="normal" officeooo:rsid="0020541c" fo:background-color="#eff0f1" loext:char-shading-value="0" loext:padding="0cm" loext:border="none"/>
    </style:style>
    <style:style style:name="T8" style:family="text">
      <style:text-properties fo:font-variant="normal" fo:text-transform="none" fo:color="#111111" style:font-name="Consolas" fo:font-size="9.75pt" fo:letter-spacing="normal" fo:font-style="normal" fo:font-weight="normal" officeooo:rsid="0022207a" fo:background-color="#eff0f1" loext:char-shading-value="0" loext:padding="0cm" loext:border="none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officeooo:rsid="0020541c" fo:background-color="#eff0f1" loext:char-shading-value="0" loext:padding="0cm" loext:border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>LicenseViewPath </text:span></text:span><text:span text:style-name="Default_20_Paragraph_20_Font"><text:span text:style-name="T3">Build Process:</text:span></text:span></text:p>
      <text:p text:style-name="Standard"><text:span text:style-name="Default_20_Paragraph_20_Font"><text:span text:style-name="T3"/></text:span></text:p>
      <text:p text:style-name="Standard"><text:span text:style-name="Default_20_Paragraph_20_Font"><text:span text:style-name="T3">//g++ LicenseViewPath.cpp -o app -lcurl -lcrypto -ljsoncpp -luuid</text:span></text:span></text:p>
      <text:p text:style-name="Standard"><text:span text:style-name="Default_20_Paragraph_20_Font"><text:span text:style-name="T3">//</text:span></text:span><text:span text:style-name="Default_20_Paragraph_20_Font"><text:span text:style-name="Source_20_Text"><text:span text:style-name="T4">sudo apt-get install libmysql++-dev <text:s/></text:span></text:span></text:span><text:span text:style-name="Default_20_Paragraph_20_Font"><text:span text:style-name="Source_20_Text"><text:span text:style-name="T5">or </text:span></text:span></text:span><text:span text:style-name="Source_20_Text"><text:span text:style-name="T7">apt-get install libmysqlclient-dev</text:span></text:span></text:p>
      <text:p text:style-name="Standard"><text:span text:style-name="Source_20_Text"><text:span text:style-name="T7">//</text:span></text:span><text:span text:style-name="Source_20_Text"><text:span text:style-name="T6">libjsoncpp-dev</text:span></text:span><text:span text:style-name="Source_20_Text"><text:span text:style-name="T7">, </text:span></text:span><text:span text:style-name="Source_20_Text"><text:span text:style-name="T9">sudo apt-get install libssl-dev</text:span></text:span></text:p>
      <text:p text:style-name="Standard"><text:span text:style-name="Source_20_Text"><text:span text:style-name="T7">// sudo apt-get install libuuid</text:span></text:span><text:span text:style-name="Source_20_Text"><text:span text:style-name="T8">1</text:span></text:span></text:p>
      <text:p text:style-name="Standard"><text:span text:style-name="Source_20_Text"><text:span text:style-name="T8">//sudo apt-get install libcurl-dev or udo apt-get install libcurl4-openssl-dev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5"/></text:span></text:p>
      <text:p text:style-name="Standard"><text:span text:style-name="Default_20_Paragraph_20_Font"><text:span text:style-name="T3"/></text:span></text:p>
      <text:p text:style-name="Standard"><text:span text:style-name="Default_20_Paragraph_20_Font"><text:span text:style-name="T3">g++ LicenseViewPath.cpp -I/usr/include/mysql <text:s/>-o app -lcurl -lcrypto -ljsoncpp -luuid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0.5pt" style:font-size-asian="10.5pt" style:font-size-complex="10.5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wiss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language="en" fo:country="US" style:language-asian="en" style:country-asian="US" style:language-complex="ar" style:country-complex="S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212cm" fo:margin-right="3.1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2" text:anchor-type="paragraph" svg:y="0cm" svg:width="3.669cm" style:rel-width="scale" svg:height="0.94cm" style:rel-height="scale" draw:z-index="0"><draw:image xlink:href="Pictures/10000201000001D400000078BBEBFBF934D5F392.png" xlink:type="simple" xlink:show="embed" xlink:actuate="onLoad" loext:mime-type="image/png"/></draw:frame><text:span text:style-name="Default_20_Paragraph_20_Font"><text:span text:style-name="MT1"/></text:span></text:p>
      </style:header>
      <style:footer>
        <text:p text:style-name="Footer">AudioEnhancement_Khan_Software_SIP_Desig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7-05-02T20:26:00Z</meta:creation-date>
    <dc:date>2018-08-08T15:47:43.519287069</dc:date>
    <meta:editing-cycles>430</meta:editing-cycles>
    <meta:editing-duration>PT20H6M8S</meta:editing-duration>
    <meta:document-statistic meta:table-count="0" meta:image-count="1" meta:object-count="0" meta:page-count="1" meta:paragraph-count="8" meta:word-count="48" meta:character-count="457" meta:non-whitespace-character-count="414"/>
    <meta:template xlink:type="simple" xlink:actuate="onRequest" xlink:title="" xlink:href="Normal"/>
  </office:meta>
</office:document-meta>
</file>